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text-properties style:font-name="Courier New" fo:font-size="10pt" style:font-size-asian="10pt" style:font-size-complex="10pt"/>
    </style:style>
    <style:style style:name="P8" style:family="paragraph" style:parent-style-name="Standard">
      <style:text-properties style:font-name="Courier New" fo:font-size="10pt" fo:font-weight="bold" style:font-size-asian="10pt" style:font-weight-asian="bold" style:font-size-complex="10pt" style:font-weight-complex="bold"/>
    </style:style>
    <style:style style:name="P9" style:family="paragraph" style:parent-style-name="Standard">
      <style:text-properties style:font-name="Courier New" fo:font-size="10pt" fo:font-style="normal" style:font-size-asian="10pt" style:font-style-asian="normal" style:font-size-complex="10pt" style:font-style-complex="normal"/>
    </style:style>
    <style:style style:name="P10"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style:font-name="Courier New" fo:font-size="10pt" fo:font-style="italic" style:font-size-asian="10pt" style:font-style-asian="italic" style:font-size-complex="10pt" style:font-style-complex="italic"/>
    </style:style>
    <style:style style:name="P12" style:family="paragraph" style:parent-style-name="Standard">
      <style:text-properties style:font-name="Courier New" fo:font-size="10pt" style:font-size-asian="10pt" style:font-size-complex="10pt"/>
    </style:style>
    <style:style style:name="P13" style:family="paragraph" style:parent-style-name="Heading_20_1">
      <style:paragraph-properties fo:text-align="center" style:justify-single-word="false"/>
    </style:style>
    <style:style style:name="P14" style:family="paragraph" style:parent-style-name="Heading_20_2">
      <style:paragraph-properties fo:break-before="pag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normal" style:font-size-asian="10pt" style:font-style-asian="normal" style:font-size-complex="10pt" style:font-style-complex="normal"/>
    </style:style>
    <style:style style:name="T4" style:family="text">
      <style:text-properties style:font-name="Courier New"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A Compiled Implementation of Bind and On-Replace</text:h>
      <text:p text:style-name="P6">Robert Field</text:p>
      <text:p text:style-name="P6">Draft 2.3</text:p>
      <text:p text:style-name="P5"/>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Proposal</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text:p>
      <text:h text:style-name="P14" text:outline-level="2">Disadvantages</text:h>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2" text:outline-level="2">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Implementation Sketch</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7"><text:s text:c="4"/>def x = bind r.q</text:p>
      <text:p text:style-name="P8"/>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ext:soft-page-break/>The general form for a setter method on variable xyz of type T is:</text:p>
      <text:p text:style-name="P7"><text:tab/>void be$xyz(T nv$) {</text:p>
      <text:p text:style-name="P7"><text:tab/> <text:s/>if (xyz not equals nv$) { // != for primitives; else ! xyz.equals(nv$)</text:p>
      <text:p text:style-name="P7"><text:tab/> <text:s text:c="3"/>T ov$ = nv$</text:p>
      <text:p text:style-name="P7"><text:tab/> <text:s text:c="3"/>xyz = nv$;</text:p>
      <text:p text:style-name="P7"><text:tab/> <text:s text:c="3"/>setValidValue$(VOFF$xyz); // hack to make invalidate$xyz() work</text:p>
      <text:p text:style-name="P7"><text:tab/> <text:s text:c="3"/>invalidate$xyz(); <text:s/>// force invalidation of all dependents</text:p>
      <text:p text:style-name="P7"><text:tab/> <text:s text:c="3"/>setValidValue$(VOFF$xyz);</text:p>
      <text:p text:style-name="P9"><text:tab/> <text:s text:c="3"/>onReplace$p(ov$)</text:p>
      <text:p text:style-name="P7"><text:span text:style-name="T5"><text:tab/> <text:s/></text:span><text:span text:style-name="T6">} else {</text:span></text:p>
      <text:p text:style-name="P7"><text:tab/> <text:s text:c="3"/>setValidValue$(VOFF$xyz);</text:p>
      <text:p text:style-name="P7"><text:span text:style-name="T5"><text:tab/> <text:s/></text:span><text:span text:style-name="T6">}</text:span></text:p>
      <text:p text:style-name="P7"><text:span text:style-name="T6"><text:tab/></text:span><text:span text:style-name="T6">}</text:span></text:p>
      <text:p text:style-name="P9"/>
      <text:p text:style-name="P7"><text:tab/>void onReplace$p(T ov$) {</text:p>
      <text:p text:style-name="P7"><text:tab/> <text:s/>// Trigger body, if any</text:p>
      <text:p text:style-name="P7"><text:tab/>}</text:p>
      <text:p text:style-name="P7"/>
      <text:p text:style-name="Text_20_body">Note that this is an internally used set method. <text:s/>Assignment uses a different method:</text:p>
      <text:p text:style-name="P7"><text:s text:c="4"/>T set$xyz(T v) {</text:p>
      <text:p text:style-name="P7"><text:s text:c="6"/>be$xyz(v);</text:p>
      <text:p text:style-name="P7"><text:s text:c="6"/>return xyz;</text:p>
      <text:p text:style-name="P7"><text:s text:c="4"/>}</text:p>
      <text:p text:style-name="Text_20_body"/>
      <text:p text:style-name="Text_20_body">Which for a unidirectionally bound variable is:</text:p>
      <text:p text:style-name="P7"><text:s text:c="4"/>T set$xyz(T v) {</text:p>
      <text:p text:style-name="P7"><text:s text:c="6"/>throw new bindingException(...);</text:p>
      <text:p text:style-name="P7"><text:s text:c="4"/>}</text:p>
      <text:p text:style-name="P7"/>
      <text:p text:style-name="Text_20_body">The notifyDependencies method (on the bindee side), called by the setter, broadcasts to the binders outside the instance. <text:s/>It is defined on FXObject:</text:p>
      <text:p text:style-name="P7"><text:s text:c="4"/>void notifyDependents$(int varNum) {</text:p>
      <text:p text:style-name="P7"><text:s text:c="6"/>if (hasDependents$(varNum)) { <text:s text:c="4"/>// status bit of var (ever had dependents)</text:p>
      <text:p text:style-name="P7"><text:s text:c="8"/>for (Dep dep : dependencies) { // each dependent instance </text:p>
      <text:p text:style-name="P7"><text:s text:c="10"/>if (dep.appliesTo(varNum)) { // check bit field, applies to this bindee</text:p>
      <text:p text:style-name="P7"><text:s text:c="12"/>dep.instance().update(this, varNum);</text:p>
      <text:p text:style-name="P7"><text:s text:c="10"/>}</text:p>
      <text:p text:style-name="P7"><text:s text:c="8"/>}</text:p>
      <text:p text:style-name="P7"><text:s text:c="6"/>}</text:p>
      <text:p text:style-name="P7"><text:s text:c="4"/>}</text:p>
      <text:p text:style-name="P7"/>
      <text:p text:style-name="Text_20_body">The update method is generated on the binder side. <text:s/>For example, given:</text:p>
      <text:p text:style-name="P7"><text:s text:c="4"/>class B {</text:p>
      <text:p text:style-name="P7"><text:s text:c="6"/>var a : A;</text:p>
      <text:p text:style-name="P7"><text:s text:c="6"/>def x = bind a.m + a.n; <text:s/></text:p>
      <text:p text:style-name="P7"><text:s text:c="6"/>def y = bind a.m + a.p; <text:s/></text:p>
      <text:p text:style-name="P7"><text:s text:c="4"/>} </text:p>
      <text:p text:style-name="P7"/>
      <text:p text:style-name="Text_20_body"><text:s/>the following might be generated:</text:p>
      <text:p text:style-name="P7"><text:tab/>void update$(FXObject instance, int varNum ) {</text:p>
      <text:p text:style-name="P7"><text:tab/> <text:s/>if (instance == a) {</text:p>
      <text:p text:style-name="P7"><text:tab/> <text:s text:c="3"/>if (varNum == A.VOFF$m) {</text:p>
      <text:p text:style-name="P7"><text:tab/> <text:s text:c="5"/>invalidate$x();</text:p>
      <text:p text:style-name="P7"><text:tab/> <text:s text:c="5"/>invalidate$y();</text:p>
      <text:p text:style-name="P7"><text:soft-page-break/><text:tab/> <text:s text:c="3"/>} else if (varNum == A.VOFF$n) {</text:p>
      <text:p text:style-name="P7"><text:tab/> <text:s text:c="5"/>invalidate$x();</text:p>
      <text:p text:style-name="P7"><text:tab/> <text:s text:c="3"/>} else if (varNum == A.VOFF$p) {</text:p>
      <text:p text:style-name="P7"><text:tab/> <text:s text:c="5"/>invalidate$y();</text:p>
      <text:p text:style-name="P7"><text:tab/> <text:s text:c="3"/>}</text:p>
      <text:p text:style-name="P7"><text:tab/> <text:s/>}</text:p>
      <text:p text:style-name="P7"><text:tab/>}</text:p>
      <text:p text:style-name="P7"/>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7"><text:span text:style-name="T1"><text:tab/></text:span>void invalidate$xyz() {</text:p>
      <text:p text:style-name="P7"><text:span text:style-name="T1"><text:tab/> <text:s/></text:span>if (isValidValue$(VOFF$xyz) ( {</text:p>
      <text:p text:style-name="P7"><text:span text:style-name="T1"><text:tab/> <text:s text:c="3"/></text:span>clearValidValue$(VOFF$xyz);</text:p>
      <text:p text:style-name="P7"><text:span text:style-name="T4"><text:tab/> <text:s text:c="3"/></text:span><text:span text:style-name="T5">call invalidate$abc() for any dependencies within the class;</text:span> </text:p>
      <text:p text:style-name="P7"><text:span text:style-name="T4"><text:tab/> <text:s text:c="3"/></text:span>notifyDependents(VOFF$xyz); <text:s/>// notify dependencies outside class</text:p>
      <text:p text:style-name="P7"><text:span text:style-name="T4"><text:tab/> <text:s text:c="3"/></text:span><text:span text:style-name="T6">get$xyz(); // only if there is an on-replace trigger on xyz</text:span></text:p>
      <text:p text:style-name="P7"><text:span text:style-name="T4"><text:tab/> <text:s/></text:span><text:span text:style-name="T6">}</text:span></text:p>
      <text:p text:style-name="P7"><text:span text:style-name="T4"><text:tab/></text:span><text:span text:style-name="T6">}</text:span></text:p>
      <text:h text:style-name="Heading_20_2" text:outline-level="2">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7"/>
      <text:p text:style-name="P7"><text:tab/>void applyDefaults$( int varNum ) {</text:p>
      <text:p text:style-name="P7"><text:tab/> <text:s/>switch (varNum) {</text:p>
      <text:p text:style-name="P7"><text:tab/> <text:s/>case VOFF$b: {</text:p>
      <text:p text:style-name="P7"><text:tab/> <text:s text:c="3"/>// Explicit initial value, just set it</text:p>
      <text:p text:style-name="P7"><text:tab/> <text:s text:c="3"/>be$b( 9 );</text:p>
      <text:p text:style-name="P7"><text:tab/> <text:s text:c="3"/>return;</text:p>
      <text:p text:style-name="P7"><text:tab/> <text:s/>case VOFF$a:</text:p>
      <text:p text:style-name="P7"><text:tab/> <text:s/>case VOFF$w: {</text:p>
      <text:p text:style-name="P7"><text:tab/> <text:s text:c="3"/>// nothing to do</text:p>
      <text:p text:style-name="P7"><text:tab/> <text:s text:c="3"/>return;</text:p>
      <text:p text:style-name="P7"><text:tab/> <text:s/>...</text:p>
      <text:p text:style-name="P7"><text:tab/> <text:s/>case VOFF$f: {</text:p>
      <text:p text:style-name="P7"><text:tab/> <text:s text:c="3"/>//TODO</text:p>
      <text:p text:style-name="P7"><text:tab/> <text:s text:c="3"/>return;</text:p>
      <text:p text:style-name="P7"><text:tab/> <text:s/>}</text:p>
      <text:p text:style-name="P7"><text:tab/>}</text:p>
      <text:p text:style-name="P7"/>
      <text:h text:style-name="Heading_20_2" text:outline-level="2">Unbound Variable</text:h>
      <text:p text:style-name="P1">Within a generated class, and unbound variable is represented by a field and a getters/setter pair –</text:p>
      <text:p text:style-name="P7"><text:tab/>// var b = 9;</text:p>
      <text:p text:style-name="P7"/>
      <text:p text:style-name="P7"><text:tab/>int $b;</text:p>
      <text:p text:style-name="P7"/>
      <text:p text:style-name="P7"><text:tab/>int get$b() { </text:p>
      <text:p text:style-name="P7"><text:tab/> <text:s/>return $b;</text:p>
      <text:p text:style-name="P7"><text:tab/>}</text:p>
      <text:p text:style-name="P7"><text:soft-page-break/></text:p>
      <text:p text:style-name="P7"><text:tab/>void be$b(int nv$) {</text:p>
      <text:p text:style-name="P7"><text:tab/> <text:s/>if (nv$ != $b) {</text:p>
      <text:p text:style-name="P7"><text:tab/> <text:s text:c="3"/>int ov$ = $b;</text:p>
      <text:p text:style-name="P7"><text:tab/> <text:s text:c="3"/>$b = nv;</text:p>
      <text:p text:style-name="P7"><text:s text:c="10"/>invalidate$b(); <text:s/>// force invalidation of all dependents</text:p>
      <text:p text:style-name="P7"><text:tab/> <text:s text:c="3"/>setValidValue$(VOFF$b);</text:p>
      <text:p text:style-name="P9"><text:tab/> <text:s text:c="3"/>onReplace$b(ov$)</text:p>
      <text:p text:style-name="P7"><text:tab/> <text:s/>} else {</text:p>
      <text:p text:style-name="P7"><text:tab/> <text:s text:c="3"/>setValidValue$(VOFF$b);</text:p>
      <text:p text:style-name="P7"><text:tab/> <text:s/>}</text:p>
      <text:p text:style-name="P7"><text:tab/>}</text:p>
      <text:p text:style-name="P7"/>
      <text:p text:style-name="P7"><text:span text:style-name="T1"><text:tab/></text:span>void invalidate$b() {</text:p>
      <text:p text:style-name="P7"><text:span text:style-name="T1"><text:tab/> <text:s/></text:span>if (isValidValue$(VOFF$b) ( {</text:p>
      <text:p text:style-name="P7"><text:span text:style-name="T1"><text:tab/> <text:s text:c="3"/></text:span>clearValidValue$(VOFF$b);</text:p>
      <text:p text:style-name="P11"><text:tab/> <text:s text:c="3"/>invalidate$a(); <text:s/>// intra-instance dependent – see the bind below</text:p>
      <text:p text:style-name="P7"><text:span text:style-name="T4"><text:tab/> <text:s text:c="3"/></text:span>notifyDependents(VOFF$b); <text:s/>// notify dependencies outside class</text:p>
      <text:p text:style-name="P7"><text:span text:style-name="T4"><text:tab/> <text:s/></text:span><text:span text:style-name="T6">}</text:span></text:p>
      <text:p text:style-name="P7"><text:span text:style-name="T4"><text:tab/></text:span><text:span text:style-name="T6">}</text:span></text:p>
      <text:p text:style-name="P10"/>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7"><text:tab/> <text:s/>case VOFF$b: {</text:p>
      <text:p text:style-name="P7"><text:tab/> <text:s text:c="3"/>// Explicit initial value, just set it</text:p>
      <text:p text:style-name="P7"><text:tab/> <text:s text:c="3"/>be$b( 9 );</text:p>
      <text:p text:style-name="P7"><text:tab/> <text:s text:c="3"/>return;</text:p>
      <text:p text:style-name="P7"/>
      <text:h text:style-name="Heading_20_2" text:outline-level="2">Light-Weight Bind</text:h>
      <text:p text:style-name="Text_20_body">When the operation to be performed in the bind has no side-effects and has less overhead than dependency checking, the operation is simply applied. <text:s/></text:p>
      <text:p text:style-name="P4"/>
      <text:p text:style-name="P7"><text:tab/>// def a = bind b + c</text:p>
      <text:p text:style-name="P7"/>
      <text:p text:style-name="P7"><text:tab/>int $a;</text:p>
      <text:p text:style-name="P7"/>
      <text:p text:style-name="P7"><text:tab/>int get$a() { </text:p>
      <text:p text:style-name="P7"><text:tab/> <text:s/>if ( ! isValidValue$(VOFF$a) ) {</text:p>
      <text:p text:style-name="P7"><text:s text:c="10"/>int result = get$b() + get$c(); <text:s/>// compute result</text:p>
      <text:p text:style-name="P7"><text:tab/> <text:s text:c="3"/>be$a( result );</text:p>
      <text:p text:style-name="P7"><text:tab/> <text:s/>}</text:p>
      <text:p text:style-name="P7"><text:tab/> <text:s/>return $a;</text:p>
      <text:p text:style-name="P7"><text:tab/>}</text:p>
      <text:p text:style-name="P7"/>
      <text:p text:style-name="P7"><text:tab/>void be$a(int nv$) {</text:p>
      <text:p text:style-name="P7"><text:tab/> <text:s/>if (nv$ != $a) {</text:p>
      <text:p text:style-name="P7"><text:tab/> <text:s text:c="3"/>int ov$ = $a;</text:p>
      <text:p text:style-name="P7"><text:tab/> <text:s text:c="3"/>$a = nv$;</text:p>
      <text:p text:style-name="P7"><text:tab/> <text:s text:c="3"/>invalidate$a();</text:p>
      <text:p text:style-name="P9"><text:tab/> <text:s text:c="3"/>setValidValue$( VOFF$a );</text:p>
      <text:p text:style-name="P9"><text:tab/> <text:s text:c="3"/>onReplace$a(ov$)</text:p>
      <text:p text:style-name="P7"><text:tab/> <text:s/>} else {</text:p>
      <text:p text:style-name="P9"><text:tab/> <text:s text:c="3"/>setValidValue$( VOFF$a );</text:p>
      <text:p text:style-name="P7"><text:soft-page-break/><text:tab/> <text:s/>}</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7"><text:tab/>// def x = bind bar(expr1, expr2)</text:p>
      <text:p text:style-name="P7"/>
      <text:p text:style-name="P7"><text:tab/>float $x;</text:p>
      <text:p text:style-name="P7"><text:tab/> <text:s/></text:p>
      <text:p text:style-name="P7"><text:tab/>float get$x() {</text:p>
      <text:p text:style-name="P7"><text:tab/> <text:s/>if ( ! isValidValue$( VOFF$x ) ) {</text:p>
      <text:p text:style-name="P7"><text:tab/> <text:s text:c="3"/>float oldArg1 = $expr1;</text:p>
      <text:p text:style-name="P7"><text:tab/> <text:s text:c="3"/>float oldArg2 = $expr2;</text:p>
      <text:p text:style-name="P7"><text:tab/> <text:s text:c="3"/>float newArg1 = get$expr1();</text:p>
      <text:p text:style-name="P7"><text:tab/> <text:s text:c="3"/>float newArg2 = get$expr2();</text:p>
      <text:p text:style-name="P7"><text:tab/> <text:s text:c="3"/>be$x( (oldArg1 != newArg1 || oldArg2 != newArg2)?</text:p>
      <text:p text:style-name="P7"><text:s text:c="20"/>bar( newArg1, newArg2 )</text:p>
      <text:p text:style-name="P7"><text:s text:c="18"/>: $x );</text:p>
      <text:p text:style-name="P7"><text:s text:c="8"/>}</text:p>
      <text:p text:style-name="P7"><text:tab/> <text:s/>return $x;</text:p>
      <text:p text:style-name="P7"><text:tab/>}</text:p>
      <text:p text:style-name="P7"/>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7"><text:tab/>// def w = bind r.v</text:p>
      <text:p text:style-name="P7"><text:tab/></text:p>
      <text:p text:style-name="P7"><text:tab/>String $w;</text:p>
      <text:p text:style-name="P7"/>
      <text:p text:style-name="P7"><text:tab/>String get$w() {</text:p>
      <text:p text:style-name="P7"><text:tab/> <text:s/>if ( ! isValidValue$( VOFF$w ) ) {</text:p>
      <text:p text:style-name="P7"><text:tab/> <text:s text:c="3"/>Baz oldSelector = $r;</text:p>
      <text:p text:style-name="P7"><text:tab/> <text:s text:c="3"/>Baz newSelector = get$r();</text:p>
      <text:p text:style-name="P7"><text:s text:c="10"/>if (! isEqual(oldSelector, newSelector) ) {</text:p>
      <text:p text:style-name="P7"><text:tab/> <text:s text:c="5"/>// maintain our dependents</text:p>
      <text:p text:style-name="P7"><text:tab/> <text:s text:c="5"/>if (oldSelector != null) oldSelector.removeDependent$( VOFF$v, this );</text:p>
      <text:p text:style-name="P7"><text:tab/> <text:s text:c="5"/>if (newSelector != null) newSelector.addDependent$( VOFF$v, this );</text:p>
      <text:p text:style-name="P7"><text:tab/> <text:s text:c="3"/>}</text:p>
      <text:p text:style-name="P7"><text:tab/> <text:s text:c="3"/>be$w( (newSelector==null)? “” : newSelector.get$v() );</text:p>
      <text:p text:style-name="P7"><text:tab/> <text:s/>}</text:p>
      <text:p text:style-name="P7"><text:soft-page-break/><text:tab/> <text:s/>return $w;</text:p>
      <text:p text:style-name="P7"><text:tab/>}</text:p>
      <text:p text:style-name="P7"/>
      <text:p text:style-name="P7"/>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7"/>
      <text:h text:style-name="Heading_20_2" text:outline-level="2">On-Replace</text:h>
      <text:p text:style-name="Text_20_body">Because all sets go through the setter, the implementation of on-replace is refreshingly straight-forward – simply in-lined into the update branch of the setter. <text:s/>Because on-replace forces always eager behavior, tests for lazy mode and dependent value storage are not needed. <text:s/></text:p>
      <text:p text:style-name="Text_20_body"/>
      <text:p text:style-name="P7"><text:tab/>// def p = bind blip(x, z) on replace oldVal { println("{oldVal} -&gt; {p}") }</text:p>
      <text:p text:style-name="P7"/>
      <text:p text:style-name="P7"><text:tab/>Blop $p;</text:p>
      <text:p text:style-name="P7"/>
      <text:p text:style-name="P7"><text:tab/>Blop get$p() {</text:p>
      <text:p text:style-name="P7"><text:tab/> <text:s/>if ( ! isValidValue$( VOFF$p ) ) {</text:p>
      <text:p text:style-name="P7"><text:tab/> <text:s text:c="3"/>float oldArg1 = $expr1;</text:p>
      <text:p text:style-name="P7"><text:tab/> <text:s text:c="3"/>float oldArg2 = $expr2;</text:p>
      <text:p text:style-name="P7"><text:tab/> <text:s text:c="3"/>float newArg1 = get$x();</text:p>
      <text:p text:style-name="P7"><text:tab/> <text:s text:c="3"/>float newArg2 = get$z();</text:p>
      <text:p text:style-name="P7"><text:tab/> <text:s text:c="3"/>be$p( (oldArg1 != newArg1 || oldArg2 != newArg2)?</text:p>
      <text:p text:style-name="P7"><text:s text:c="20"/>blip( newArg1, newArg2 )</text:p>
      <text:p text:style-name="P7"><text:s text:c="18"/>: $p );</text:p>
      <text:p text:style-name="P7"><text:s text:c="8"/>}</text:p>
      <text:p text:style-name="P7"><text:tab/> <text:s/>return $p;</text:p>
      <text:p text:style-name="P7"><text:tab/>}</text:p>
      <text:p text:style-name="P7"/>
      <text:p text:style-name="P7"><text:tab/>void be$p(Blop nv$) {</text:p>
      <text:p text:style-name="P7"><text:tab/> <text:s/>if (! isEqual(nv$, $p)) {</text:p>
      <text:p text:style-name="P7"><text:tab/> <text:s text:c="3"/>Blop ov$ = $p;</text:p>
      <text:p text:style-name="P7"><text:tab/> <text:s text:c="3"/>$p = $nv;</text:p>
      <text:p text:style-name="P7"><text:tab/> <text:s text:c="3"/>invalidate$p();</text:p>
      <text:p text:style-name="P7"><text:tab/> <text:s text:c="3"/>setValidValue$( VOFF$p );</text:p>
      <text:p text:style-name="P7"><text:tab/> <text:s text:c="3"/>onReplace$p(ov$);</text:p>
      <text:p text:style-name="P7"><text:tab/> <text:s/>} else {</text:p>
      <text:p text:style-name="P7"><text:tab/> <text:s text:c="3"/>setValidValue$( VOFF$p );</text:p>
      <text:p text:style-name="P7"><text:tab/> <text:s/>}</text:p>
      <text:p text:style-name="P7"><text:tab/>}</text:p>
      <text:p text:style-name="P7"/>
      <text:p text:style-name="P7"><text:tab/>void onReplace$p(Blop ov$) {</text:p>
      <text:p text:style-name="P7"><text:tab/> <text:s/>// Trigger body</text:p>
      <text:p text:style-name="P7"><text:tab/> <text:s/>print... // whatever</text:p>
      <text:p text:style-name="P7"><text:tab/>}</text:p>
      <text:p text:style-name="P7"/>
      <text:p text:style-name="P7"><text:tab/>void invalidate$p() {</text:p>
      <text:p text:style-name="P7"><text:span text:style-name="T1"><text:tab/> <text:s/></text:span>if (isValidValue$(VOFF$p) ( {</text:p>
      <text:p text:style-name="P7"><text:tab/> <text:s text:c="3"/>clearValidValue$( VOFF$p );</text:p>
      <text:p text:style-name="P7"><text:tab/> <text:s text:c="3"/>notifyDependents$( VOFF$p );</text:p>
      <text:p text:style-name="P7"><text:tab/> <text:s text:c="3"/>get$p(); <text:s/>// this get is added to force immediate re-evaluation</text:p>
      <text:p text:style-name="P7"><text:tab/> <text:s/>}</text:p>
      <text:p text:style-name="P7"><text:soft-page-break/><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initialization to this.get$r() <text:s text:c="2"/>Note that just setting 'r.v' to 'd' in the setter is all that is needed to make it bi-directional.</text:p>
      <text:p text:style-name="Text_20_body"/>
      <text:p text:style-name="P7"><text:tab/>// var d = bind with inverse not r.v</text:p>
      <text:p text:style-name="P7"><text:tab/></text:p>
      <text:p text:style-name="P7"><text:tab/>String $d;</text:p>
      <text:p text:style-name="P7"><text:tab/>Baz $d$r = null;</text:p>
      <text:p text:style-name="P7"/>
      <text:p text:style-name="P7"><text:tab/>String get$d() {</text:p>
      <text:p text:style-name="P7"><text:s/><text:tab/> <text:s/>if ( !isValidValue$( VOFF$d ) ) {</text:p>
      <text:p text:style-name="P7"><text:tab/> <text:s text:c="3"/>if ($d$r == null) {</text:p>
      <text:p text:style-name="P7"><text:tab/> <text:s text:c="5"/>$d$r = get$r(); <text:s/>// selector is fixed in bi-directional bind</text:p>
      <text:p text:style-name="P7"><text:tab/> <text:s text:c="5"/>if ($d$r != null) $d$r.addDependent$(VOFF$v, this); <text:s/>// depends on r.v</text:p>
      <text:p text:style-name="P7"><text:tab/> <text:s text:c="3"/>}</text:p>
      <text:p text:style-name="P7"><text:tab/> <text:s text:c="3"/>be$d( ! (($d$r==null)? False : $d$r.get$v()) );</text:p>
      <text:p text:style-name="P7"><text:s text:c="8"/>}</text:p>
      <text:p text:style-name="P7"><text:tab/> <text:s/>return $d;</text:p>
      <text:p text:style-name="P7"><text:tab/>}</text:p>
      <text:p text:style-name="P7"/>
      <text:p text:style-name="P7"><text:tab/>void be$d(int nv$) {</text:p>
      <text:p text:style-name="P7"><text:tab/> <text:s/>if (! isEqual($d, nv$) ) {</text:p>
      <text:p text:style-name="P7"><text:tab/> <text:s text:c="3"/>int ov$ = $d;</text:p>
      <text:p text:style-name="P7"><text:tab/> <text:s text:c="3"/>$d = nv$;</text:p>
      <text:p text:style-name="P7"><text:tab/> <text:s text:c="3"/>invalidate$d();</text:p>
      <text:p text:style-name="P7"><text:tab/> <text:s text:c="3"/>setValidValue$( VOFF$d );</text:p>
      <text:p text:style-name="P7"><text:tab/> <text:s text:c="3"/>if ($d$r != null) $d$r.be$v( ! $d ); <text:s/>// make it bi-directional</text:p>
      <text:p text:style-name="P9"><text:tab/> <text:s text:c="3"/>onReplace$d(ov$)</text:p>
      <text:p text:style-name="P7"><text:tab/> <text:s/>} else {</text:p>
      <text:p text:style-name="P7"><text:tab/> <text:s text:c="3"/>setValidValue$( VOFF$d );</text:p>
      <text:p text:style-name="P7"><text:tab/> <text:s/>}</text:p>
      <text:p text:style-name="P7"><text:tab/>}</text:p>
      <text:p text:style-name="P7"/>
      <text:p text:style-name="P7"><text:tab/>void invalidate$d() {</text:p>
      <text:p text:style-name="P7"><text:tab/> <text:s/>if (! !isValidValue$(VOFF$d) ( {</text:p>
      <text:p text:style-name="P7"><text:tab/> <text:s text:c="3"/>clearValidValue$( VOFF$d );</text:p>
      <text:p text:style-name="P7"><text:tab/> <text:s text:c="3"/>notifyDependents$( VOFF$d );</text:p>
      <text:p text:style-name="P7"><text:tab/> <text:s/>}</text:p>
      <text:p text:style-name="P7"><text:soft-page-break/><text:tab/>}</text:p>
      <text:h text:style-name="Heading_20_2" text:outline-level="2">BindingException</text:h>
      <text:p text:style-name="Text_20_body">The above translation patterns do not generate a BindingException on assignment to a unidirectionally bound variable. To throw a BindingException in this case, add a set$x() that is called to implement assignment instead of directly calling be$x()</text:p>
      <text:p text:style-name="Text_20_body"/>
      <text:p text:style-name="P7"><text:s/><text:tab/>// var b = 9;</text:p>
      <text:p text:style-name="P7"/>
      <text:p text:style-name="P7"><text:tab/>int set$b(int nv$) {</text:p>
      <text:p text:style-name="P7"><text:tab/> <text:s/>be$b(nv$);</text:p>
      <text:p text:style-name="P7"><text:tab/> <text:s/>return $b;</text:p>
      <text:p text:style-name="P7"><text:tab/>}</text:p>
      <text:p text:style-name="P7"/>
      <text:p text:style-name="P7"><text:tab/>...</text:p>
      <text:p text:style-name="P7"/>
      <text:p text:style-name="P7"><text:tab/>// def a = bind b + c</text:p>
      <text:p text:style-name="P7"/>
      <text:p text:style-name="P7"><text:tab/>int set$a(int nv$) {</text:p>
      <text:p text:style-name="P7"><text:tab/> <text:s/>throw new BindingException(...);</text:p>
      <text:p text:style-name="P7"><text:tab/>}</text:p>
      <text:p text:style-name="P7"/>
      <text:p text:style-name="Text_20_body">See below for the handling of <text:s/>BindingException in more complex situations – override, object literal, …</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7"><text:tab/>// var a = bind b + c</text:p>
      <text:p text:style-name="P7"/>
      <text:p text:style-name="P7"><text:tab/>int get$a() { </text:p>
      <text:p text:style-name="P7"><text:tab/> <text:s/>if ( !isValueOverride$(VOFF$a) &amp;&amp; !isValidValue$(VOFF$a) ) {</text:p>
      <text:p text:style-name="P7"><text:s text:c="10"/>int result = get$b() + get$c(); <text:s/>// compute result</text:p>
      <text:p text:style-name="P7"><text:tab/> <text:s text:c="3"/>be$a( result );</text:p>
      <text:p text:style-name="P7"><text:tab/> <text:s/>}</text:p>
      <text:p text:style-name="P7"><text:tab/> <text:s/>return $a;</text:p>
      <text:p text:style-name="P7"><text:tab/>}</text:p>
      <text:p text:style-name="P7"/>
      <text:p text:style-name="P7"><text:tab/>int set$a(int nv$) {</text:p>
      <text:p text:style-name="P7"><text:tab/> <text:s/>// Exception now conditional on value override</text:p>
      <text:p text:style-name="P7"><text:tab/> <text:s/>if ( isValueOverride$(VOFF$a) ) {</text:p>
      <text:p text:style-name="P7"><text:tab/> <text:s text:c="3"/>return be$a(nv$);</text:p>
      <text:p text:style-name="P7"><text:tab/> <text:s/>} else {</text:p>
      <text:p text:style-name="P7"><text:soft-page-break/><text:tab/> <text:s text:c="3"/>throw new BindingException(...);</text:p>
      <text:p text:style-name="P7"><text:tab/> <text:s/>}</text:p>
      <text:p text:style-name="P7"><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7"><text:tab/>// Foo {b : 55}</text:p>
      <text:p text:style-name="P7"/>
      <text:p text:style-name="P7"><text:tab/>{</text:p>
      <text:p text:style-name="P7"><text:s text:c="12"/>final Foo jfx$0objlit = new Foo(true);</text:p>
      <text:p text:style-name="P7"><text:s text:c="12"/>final int jfx$2count = jfx$0objlit.count$();</text:p>
      <text:p text:style-name="P7"><text:s text:c="12"/>final int jfx$3off = Foo.VOFF$b;</text:p>
      <text:p text:style-name="P7"><text:s text:c="12"/>for (int jfx$1loop = 0; jfx$1loop &lt; jfx$2count; jfx$1loop += 1) </text:p>
      <text:p text:style-name="P7"><text:s text:c="14"/>if (jfx$1loop == jfx$3off) {</text:p>
      <text:p text:style-name="P7"><text:s text:c="16"/>jfx$0objlit.setValueOverride$(Foo.VOFF$b); </text:p>
      <text:p text:style-name="P7"><text:s text:c="16"/>jfx$0objlit.be$b(55); </text:p>
      <text:p text:style-name="P7"><text:s text:c="14"/>} else </text:p>
      <text:p text:style-name="P7"><text:s text:c="16"/>jfx$0objlit.applyDefaults$(jfx$1loop);</text:p>
      <text:p text:style-name="P7"><text:s text:c="12"/>jfx$0objlit.complete$();</text:p>
      <text:p text:style-name="P7"><text:s text:c="12"/>jfx$0objlit</text:p>
      <text:p text:style-name="P7"><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Script Variables</text:h>
      <text:p text:style-name="Text_20_body">Script variables as well must be referencable by a (FXObject, varNum) tuple. <text:s/>This would require <text:soft-page-break/>scripts with script variables being held in a singleton instance and that varNum generation be extended to script variables. <text:s/>Doing so should have the positive side-effects easing initialization timing and of increasing the symmetry of translation.</text:p>
      <text:h text:style-name="Heading_20_2" text:outline-level="2">Binding and Triggers on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he existing on-replace mechanism retrieves this from SequenceVariable. <text:s/>It may be sufficient to restrict sequence operations to eager operation. <text:s/>It should be noted that existing lazy sequence operations are missing delta information as well – this puts them at risk for performance behavior which is significantly inferior to eager operation. <text:s/>A long-term approach might include maintaining delta histories.</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 Field</meta:initial-creator>
    <meta:creation-date>2009-07-21T16:41:49.87</meta:creation-date>
    <dc:date>2009-09-18T19:11:18.99</dc:date>
    <dc:creator>Robert Field</dc:creator>
    <meta:editing-duration>PT198H23M16S</meta:editing-duration>
    <meta:editing-cycles>47</meta:editing-cycles>
    <meta:generator>OpenOffice.org/3.1$Win32 OpenOffice.org_project/310m19$Build-9420</meta:generator>
    <meta:document-statistic meta:table-count="0" meta:image-count="0" meta:object-count="0" meta:page-count="11" meta:paragraph-count="331" meta:word-count="3080" meta:character-count="20610"/>
    <meta:user-defined meta:name="Info 1"/>
    <meta:user-defined meta:name="Info 2"/>
    <meta:user-defined meta:name="Info 3"/>
    <meta:user-defined meta:name="Info 4"/>
  </office:meta>
</office:document-meta>
</file>